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opportunité / log / contact / site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type de journaux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/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fin de période</text:p>
          </table:table-cell>
          <table:table-cell/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email de résulta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/>
        </table:table-row>
        <table:table-row table:style-name="ro2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10484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19:41:49.56210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3.3$Linux_X86_64 LibreOffice_project/420m0$Build-3</meta:generator>
    <dc:date>2014-05-28T19:42:16.693893749</dc:date>
    <meta:editing-duration>P2DT21H13S</meta:editing-duration>
    <meta:editing-cycles>37</meta:editing-cycles>
    <meta:document-statistic meta:table-count="3" meta:cell-count="201" meta:object-count="0"/>
  </office:meta>
</office:document-meta>
</file>